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Normale">
      <style:paragraph-properties fo:text-align="end" style:justify-single-word="false"/>
    </style:style>
    <style:style style:name="P3" style:family="paragraph" style:parent-style-name="Normale">
      <style:text-properties fo:language="en" fo:country="US"/>
    </style:style>
    <style:style style:name="P4" style:family="paragraph" style:parent-style-name="Normale">
      <style:text-properties officeooo:paragraph-rsid="000d637f"/>
    </style:style>
    <style:style style:name="P5" style:family="paragraph" style:parent-style-name="Normale">
      <style:text-properties fo:font-size="44pt" style:font-size-asian="44pt" style:font-size-complex="44pt"/>
    </style:style>
    <style:style style:name="P6" style:family="paragraph" style:parent-style-name="Normale">
      <style:text-properties officeooo:paragraph-rsid="000e8e23"/>
    </style:style>
    <style:style style:name="P7" style:family="paragraph" style:parent-style-name="Normale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Normale" style:master-page-name="MPF0">
      <style:paragraph-properties style:page-number="auto" fo:break-before="page"/>
      <style:text-properties fo:font-size="44pt" style:font-size-asian="44pt" style:font-size-complex="44pt"/>
    </style:style>
    <style:style style:name="P13" style:family="paragraph" style:parent-style-name="Normale">
      <style:text-properties fo:color="#1f497d" style:font-name="Cambria" fo:font-size="44pt" style:font-name-asian="Times New Roman2" style:font-size-asian="44pt" style:font-name-complex="Times New Roman2" style:font-size-complex="44pt"/>
    </style:style>
    <style:style style:name="P14" style:family="paragraph" style:parent-style-name="Heading_20_3" style:list-style-name="L1">
      <style:paragraph-properties fo:margin-left="1.623cm" fo:margin-right="0cm" fo:text-indent="-0.649cm" style:auto-text-indent="false"/>
    </style:style>
    <style:style style:name="P15" style:family="paragraph" style:parent-style-name="Heading_20_2" style:list-style-name="Numbering_20_1">
      <style:text-properties fo:color="#0055ff"/>
    </style:style>
    <style:style style:name="P16" style:family="paragraph" style:parent-style-name="Heading_20_4" style:list-style-name="L1">
      <style:paragraph-properties fo:margin-left="2.371cm" fo:margin-right="0cm" fo:text-indent="-0.635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7" style:family="paragraph">
      <loext:graphic-properties draw:fill="gradient" draw:fill-gradient-name="a0"/>
      <style:paragraph-properties style:writing-mode="lr-tb" style:font-independent-line-spacing="false"/>
    </style:style>
    <style:style style:name="P18" style:family="paragraph">
      <loext:graphic-properties draw:fill="solid" draw:fill-color="#c4bd97" draw:opacity="100%"/>
    </style:style>
    <style:style style:name="P19" style:family="paragraph">
      <loext:graphic-properties draw:fill="solid" draw:fill-color="#948a54" draw:opacity="100%"/>
    </style:style>
    <style:style style:name="P20" style:family="paragraph">
      <loext:graphic-properties draw:fill="solid" draw:fill-color="#4a452a" draw:opacity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f497d" fo:font-size="10pt" fo:letter-spacing="0.106cm" fo:font-weight="bold" style:font-size-asian="10pt" style:font-weight-asian="bold" style:font-size-complex="10pt" style:font-weight-complex="bold"/>
    </style:style>
    <style:style style:name="T3" style:family="text">
      <style:text-properties fo:color="#1f497d" fo:font-size="10pt" fo:letter-spacing="0.106cm" fo:font-weight="bold" officeooo:rsid="000e8e23" style:font-size-asian="10pt" style:font-weight-asian="bold" style:font-size-complex="10pt" style:font-weight-complex="bold"/>
    </style:style>
    <style:style style:name="T4" style:family="text">
      <style:text-properties fo:color="#1f497d" style:font-name="Cambria" fo:font-size="20pt" style:font-name-asian="Times New Roman2" style:font-size-asian="20pt" style:font-name-complex="Times New Roman2" style:font-size-complex="20pt"/>
    </style:style>
    <style:style style:name="T5" style:family="text">
      <style:text-properties fo:color="#1f497d" style:font-name="Cambria" fo:font-size="20pt" officeooo:rsid="000d637f" style:font-name-asian="Times New Roman2" style:font-size-asian="20pt" style:font-name-complex="Times New Roman2" style:font-size-complex="20pt"/>
    </style:style>
    <style:style style:name="T6" style:family="text">
      <style:text-properties fo:color="#1f497d" style:font-name="Cambria" fo:font-size="44pt" style:font-name-asian="Times New Roman2" style:font-size-asian="44pt" style:font-name-complex="Times New Roman2" style:font-size-complex="44pt"/>
    </style:style>
    <style:style style:name="T7" style:family="text">
      <style:text-properties fo:color="#1f497d" officeooo:rsid="000e8e23"/>
    </style:style>
    <style:style style:name="T8" style:family="text">
      <style:text-properties fo:color="#ffffff" style:font-name="Cambria" fo:font-size="44pt" officeooo:rsid="000e8e23" style:font-name-asian="Times New Roman2" style:font-size-asian="44pt" style:font-name-complex="Times New Roman2" style:font-size-complex="44pt"/>
    </style:style>
    <style:style style:name="T9" style:family="text">
      <style:text-properties style:font-name="Times New Roman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254cm" fo:border="none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254cm" fo:padding-right="0.254cm" fo:padding-top="0.508cm" fo:padding-bottom="0.254cm" fo:border="none" style:writing-mode="lr-tb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9cm" fo:margin-left="3.03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sella di testo 386" text:anchor-type="page" text:anchor-page-number="1" svg:x="11.225cm" svg:y="24.592cm" svg:width="8.416cm" style:rel-width="scale" svg:height="3.817cm" style:rel-height="scale" draw:z-index="3">
        <draw:text-box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/></text:span></text:p>
          <text:p text:style-name="P2"><text:span text:style-name="Car._20_predefinito_20_paragrafo"><text:span text:style-name="T2">[</text:span></text:span><text:span text:style-name="Car._20_predefinito_20_paragrafo"><text:span text:style-name="T3">22 de Maio de 2016</text:span></text:span><text:span text:style-name="Car._20_predefinito_20_paragrafo"><text:span text:style-name="T2">]</text:span></text:span></text:p>
        </draw:text-box>
      </draw:frame>
      <draw:frame draw:style-name="fr2" draw:name="Cornice3" text:anchor-type="page" text:anchor-page-number="1" svg:x="2.058cm" svg:y="17.17cm" svg:width="9.821cm" style:rel-width="scale" svg:height="4.085cm" style:rel-height="scale" draw:z-index="2">
        <draw:text-box>
          <text:p text:style-name="P6"><text:span text:style-name="Car._20_predefinito_20_paragrafo"><text:span text:style-name="T5">Fabrício Godoy</text:span></text:span><text:span text:style-name="Car._20_predefinito_20_paragrafo"><text:span text:style-name="T4"> </text:span></text:span><text:span text:style-name="Car._20_predefinito_20_paragrafo"><text:span text:style-name="T4"><text:initial-creator/></text:span></text:span><text:span text:style-name="Car._20_predefinito_20_paragrafo"><text:span text:style-name="T4"><text:initial-creator/></text:span></text:span></text:p>
          <text:p text:style-name="P4"><text:span text:style-name="Car._20_predefinito_20_paragrafo"><text:span text:style-name="T7">skarllot@gmail.com</text:span></text:span></text:p>
          <text:p text:style-name="Normale"/>
        </draw:text-box>
      </draw:frame>
      <draw:custom-shape text:anchor-type="page" text:anchor-page-number="1" draw:z-index="0" draw:name="Rettangolo 6" draw:style-name="gr1" draw:text-style-name="P17" svg:width="18.702cm" svg:height="16.38cm" svg:x="1.148cm" svg:y="0.69cm">
        <text:p/>
        <draw:enhanced-geometry svg:viewBox="0 0 21600 21600" draw:type="non-primitive" draw:enhanced-path="M 0 0 L 21600 0 21600 21600 0 21600 Z N"/>
      </draw:custom-shape>
      <text:p text:style-name="P12"/>
      <text:p text:style-name="P5"/>
      <text:p text:style-name="Normale"><draw:g text:anchor-type="paragraph" draw:z-index="1" draw:name="Gruppo 7" draw:style-name="gr2"><draw:custom-shape draw:name="AutoShape 8" draw:style-name="gr3" draw:text-style-name="P18" svg:width="0.941cm" svg:height="2.057cm" draw:transform="rotate (-1.5707963267949) translate (17.9130416666667cm 15.724875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draw:text-style-name="P19" svg:width="0.941cm" svg:height="2.057cm" draw:transform="rotate (-1.5707963267949) translate (17.9130416666667cm 15.1128055555556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draw:text-style-name="P20" svg:width="0.941cm" svg:height="2.057cm" draw:transform="rotate (-1.5707963267949) translate (17.9130416666667cm 14.5025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<text:span text:style-name="Car._20_predefinito_20_paragrafo"><text:span text:style-name="T6"/></text:span></text:p>
      <text:p text:style-name="P13"/>
      <text:p text:style-name="P4"><text:span text:style-name="Car._20_predefinito_20_paragrafo"><text:span text:style-name="T8">Entendendo a Vulnerabilidade de Segurança do JW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olo_20_1" style:display-name="Titolo 1" style:family="paragraph" style:parent-style-name="Normale" style:next-style-name="Normale" style:default-outline-level="1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 fo:hyphenate="false"/>
    </style:style>
    <style:style style:name="Titolo_20_2" style:display-name="Titolo 2" style:family="paragraph" style:parent-style-name="Normale" style:next-style-name="Normale" style:default-outline-level="2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 fo:hyphenate="false"/>
    </style:style>
    <style:style style:name="Titolo_20_3" style:display-name="Titolo 3" style:family="paragraph" style:parent-style-name="Normale" style:next-style-name="Normale" style:default-outline-level="3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 fo:hyphenate="false"/>
    </style:style>
    <style:style style:name="Titolo_20_4" style:display-name="Titolo 4" style:family="paragraph" style:parent-style-name="Normale" style:next-style-name="Normale" style:default-outline-level="4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2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Titolo_20_1" style:next-style-name="Normale" style:default-outline-level="" style:list-style-name="">
      <style:paragraph-properties fo:hyphenation-ladder-count="no-limit"/>
      <style:text-properties fo:hyphenate="false"/>
    </style:style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loext:graphic-properties draw:fill="none" draw:fill-color="#4f81bd"/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loext:graphic-properties draw:fill="none" draw:fill-color="#4f81bd"/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/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loext:graphic-properties draw:fill="none" draw:fill-color="#4f81bd"/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Page <text:span text:style-name="Car._20_predefinito_20_paragrafo"><text:span text:style-name="MT1"><text:page-number text:select-page="current">2</text:page-number></text:span></text:span> of <text:s/><text:span text:style-name="Car._20_predefinito_20_paragrafo"><text:span text:style-name="MT1"><text:page-count>1</text:page-count></text:span></text:span></text:p>
        <text:p text:style-name="Heading"/>
      </style:head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0" meta:image-count="0" meta:object-count="0" meta:page-count="1" meta:paragraph-count="5" meta:word-count="19" meta:character-count="113" meta:non-whitespace-character-count="97"/>
    <meta:user-defined meta:name="Author">Author</meta:user-defined>
    <meta:template xlink:type="simple" xlink:actuate="onRequest" xlink:title="" xlink:href="../../../../Downloads/simplereport.odt/Normal.dotm"/>
  </office:meta>
</office:document-meta>
</file>